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2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8009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- Anteckningslogg</text:p>
      <text:p text:style-name="P3"/>
      <text:p text:style-name="P3"/>
      <text:p text:style-name="P2"><text:span text:style-name="T3">Måndag<text:tab/><text:tab/>6/1 -13</text:span><text:tab/></text:p>
      <text:p text:style-name="P3"/>
      <text:list xml:id="list43626190" text:style-name="L1">
        <text:list-item>
          <text:p text:style-name="P6">Vad har jag gjort sedan igår?</text:p>
          <text:p text:style-name="P8">Pluggat och uppdaterat kodtekniker för javascript genom att kolla föreläsningar igen. Främst om konstruktorfunktioner och prototype. </text:p>
          <text:p text:style-name="P8"/>
          <text:p text:style-name="P8">Jag har gjort mallen för HTML dokumentet, skapade en icon i illustrator. </text:p>
          <text:p text:style-name="P8">Gjorde även bakgrund och design i css och valde teckensnittet Georgia. </text:p>
        </text:list-item>
      </text:list>
      <text:p text:style-name="P4"/>
      <text:list xml:id="list20241345" text:continue-numbering="true" text:style-name="L1">
        <text:list-item>
          <text:p text:style-name="P11"><text:span text:style-name="T2">Vad ska jag åstadkomma tills imorgon?<text:line-break/></text:span><text:span text:style-name="T1">Läsa på mer om javascript så jag kan skriva så bra kod som möjligt redan från början. (för att förhindra att behöva göra om koden senare)</text:span></text:p>
          <text:p text:style-name="P8"/>
        </text:list-item>
        <text:list-item>
          <text:p text:style-name="P6">Vad hindrar mig?</text:p>
          <text:p text:style-name="P8">Inget hindrar mig för tillfället. </text:p>
        </text:list-item>
      </text:list>
      <text:p text:style-name="P3"/>
      <text:p text:style-name="P3"/>
      <text:p text:style-name="P3"/>
      <text:p text:style-name="P2"><text:span text:style-name="T3">Tisdag<text:tab/><text:tab/>7/1 -13</text:span><text:tab/></text:p>
      <text:p text:style-name="P3"/>
      <text:list xml:id="list20238494" text:continue-numbering="true" text:style-name="L1">
        <text:list-item>
          <text:p text:style-name="P7">Vad har jag gjort sedan igår?</text:p>
          <text:p text:style-name="P10">Läst på olika tekniker genom att googla + kollade igenom 3 föreläsningar igen och tog printscreen på de kodtekniker jag vill använda. <text:line-break/><text:line-break/>Jag har skrivit en bra javascriptgrund, med tanken att göra det smidigt om jag vill satsa på betyg 4 istället för 3. <text:line-break/><text:line-break/>En ny ikon skapas (med vald bild) när man anropar en funktion och den läggs bredvid den gamla funktionen. <text:line-break/><text:line-break/>När man klickar på den första ikonen kommer ett popup fönster (css). </text:p>
        </text:list-item>
      </text:list>
      <text:p text:style-name="P3"/>
      <text:list xml:id="list20243741" text:continue-numbering="true" text:style-name="L1">
        <text:list-item>
          <text:p text:style-name="P12"><text:span text:style-name="T2">Vad ska jag åstadkomma tills imorgon?<text:line-break/></text:span><text:span text:style-name="T1">Designa <text:s/>och bygga upp strukturen för popupfönster.<text:line-break/>Lägga till laddarikon i popupfönster. Plugga / Läsa på mer om javascript. <text:line-break/></text:span></text:p>
        </text:list-item>
        <text:list-item>
          <text:p text:style-name="P7">Vad hindrar mig?</text:p>
          <text:p text:style-name="P10">Inget just nu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<text:span text:style-name="T3">Onsdag<text:tab/><text:tab/>8/1 -13</text:span><text:tab/></text:p>
      <text:p text:style-name="P3"/>
      <text:list xml:id="list20266504" text:continue-numbering="true" text:style-name="L1">
        <text:list-item>
          <text:p text:style-name="P7">Vad har jag gjort sedan igår?</text:p>
          <text:p text:style-name="P10">Har byggt upp strukturen för popupfönstret och designat det som jag vill det ska se ut. Jag har uppfyllt några av kraven i projektet som att lägga till icon och text-titel högst upp till vänster i popupfönstret. <text:line-break/>Valt en laddarikon och placerat den längs ned i popupfönstret. </text:p>
          <text:p text:style-name="P10"/>
        </text:list-item>
        <text:list-item>
          <text:p text:style-name="P12"><text:span text:style-name="T2">Vad ska jag åstadkomma tills imorgon?<text:line-break/></text:span><text:span text:style-name="T1">Jag ska läsa på om ajax-anrop och försöka anropa bilderna genom detta. </text:span></text:p>
          <text:p text:style-name="P12"><text:span text:style-name="T1"/></text:p>
        </text:list-item>
        <text:list-item>
          <text:p text:style-name="P7">Vad hindrar mig?</text:p>
          <text:p text:style-name="P10">Att jag kommer att göra en examen + redovisningar <text:s/>så jag hoppas på att jag hinner med det andra ;)</text:p>
        </text:list-item>
      </text:list>
      <text:p text:style-name="P3"/>
      <text:p text:style-name="P3"/>
      <text:p text:style-name="P2"><text:span text:style-name="T3">Torsdag<text:tab/><text:tab/>9/1 -13</text:span><text:tab/></text:p>
      <text:p text:style-name="P3"/>
      <text:list xml:id="list20242693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2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2"><text:span text:style-name="T3">Fredag<text:tab/><text:tab/>9/1 -13</text:span><text:tab/></text:p>
      <text:p text:style-name="P3"/>
      <text:list xml:id="list20241432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2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  <text:p text:style-name="P10"/>
        </text:list-item>
      </text:list>
      <text:p text:style-name="P2"><text:span text:style-name="T3">Lördag<text:tab/><text:tab/>10/1 -13</text:span><text:tab/></text:p>
      <text:p text:style-name="P3"/>
      <text:list xml:id="list20264775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2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  <text:p text:style-name="P10"/>
        </text:list-item>
      </text:list>
      <text:p text:style-name="P2"><text:span text:style-name="T3">Söndag<text:tab/><text:tab/>11/1 -13</text:span><text:tab/></text:p>
      <text:p text:style-name="P3"/>
      <text:list xml:id="list20256568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2"><text:span text:style-name="T2">Vad ska jag åstadkomma tills imorgon?<text:line-break/></text:span><text:soft-page-break/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2"><text:span text:style-name="T3">Måndag<text:tab/><text:tab/>12/1 -13</text:span><text:tab/></text:p>
      <text:p text:style-name="P3"/>
      <text:list xml:id="list20242142" text:continue-numbering="true" text:style-name="L1">
        <text:list-item>
          <text:p text:style-name="P7">Vad har jag gjort sedan igår?</text:p>
          <text:p text:style-name="P10">xx</text:p>
        </text:list-item>
        <text:list-item>
          <text:p text:style-name="P12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10">xx</text:p>
        </text:list-item>
      </text:list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9T00:09:47.18</dc:date>
    <meta:editing-duration>P1DT9H17M38S</meta:editing-duration>
    <meta:editing-cycles>56</meta:editing-cycles>
    <meta:generator>OpenOffice.org/3.3$Win32 OpenOffice.org_project/330m20$Build-9567</meta:generator>
    <meta:document-statistic meta:table-count="0" meta:image-count="0" meta:object-count="0" meta:page-count="3" meta:paragraph-count="51" meta:word-count="451" meta:character-count="2365"/>
  </office:meta>
</office:document-meta>
</file>